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11e6fe" officeooo:paragraph-rsid="0011e6fe" style:font-size-asian="16pt" style:font-weight-asian="bold" style:font-size-complex="16pt" style:font-weight-complex="bold"/>
    </style:style>
    <style:style style:name="P3" style:family="paragraph" style:parent-style-name="Standard">
      <style:text-properties fo:font-size="12pt" fo:font-weight="normal" officeooo:rsid="0011e6fe" officeooo:paragraph-rsid="0011e6fe" style:font-size-asian="12pt" style:font-weight-asian="normal" style:font-size-complex="12pt" style:font-weight-complex="normal"/>
    </style:style>
    <style:style style:name="P4" style:family="paragraph" style:parent-style-name="Standard">
      <style:text-properties fo:font-size="12pt" fo:font-weight="bold" officeooo:rsid="0011e6fe" officeooo:paragraph-rsid="0011e6fe"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9. CONSULTAS USO DE JOIN (No siempre es necesario)</text:p>
      <text:p text:style-name="P2">Jose Ángel Albaladejo Sánchez.</text:p>
      <text:p text:style-name="P2"/>
      <text:p text:style-name="P4">Consulta que liste los idiomas y aparezca el nombre del país donde se</text:p>
      <text:p text:style-name="P4">habla y su continente. Saldrá un mismo idioma varias veces y un mismo</text:p>
      <text:p text:style-name="P4">país varias veces. (Salen casi 1000)</text:p>
      <text:p text:style-name="P3"/>
      <text:p text:style-name="P3">SELECT LANGUAGE,Name FROM countrylanguage,country WHERE countrycode=code; </text:p>
      <text:p text:style-name="P3"/>
      <text:p text:style-name="P3"/>
      <text:p text:style-name="P3"/>
      <text:p text:style-name="P4">Sacar por listado,sólo los nombres de los países de los cuáles no hay información en la base de datos, acerca de qué idioma/s se habla/n en dicho país. (SALEN MENOS de 10) </text:p>
      <text:p text:style-name="P3"/>
      <text:p text:style-name="P3">SELECT name FROM country WHERE CODE NOT IN(SELECT countrycode FROM countrylanguage); </text:p>
      <text:p text:style-name="P3"/>
      <text:p text:style-name="P3"/>
      <text:p text:style-name="P3"/>
      <text:p text:style-name="P4">Deberán aparecernos, los nombres de todas las ciudades asiáticas y la esperanza de vida del país al que pertenece, ordenados de mayor esperanza a menor. (La 1ª que sale es Macao y salen más de 1000) </text:p>
      <text:p text:style-name="P3"/>
      <text:p text:style-name="P3">SELECT city.name,LifeExpectancy FROM country,city WHERE Continent='ASIA' AND countrycode=code ORDER BY LifeExpectancy DESC; </text:p>
      <text:p text:style-name="P3"/>
      <text:p text:style-name="P3"/>
      <text:p text:style-name="P3"/>
      <text:p text:style-name="P4">Listado en donde aparezcan todos los nombres de los países de Oceanía y su idioma mayoritario. (Salen entre 40 y 30, para cada país debe salir sólo un idioma, excepto, en aquellos países donde hay un empate) </text:p>
      <text:p text:style-name="P3"/>
      <text:p text:style-name="P3">SELECT country.name, LANGUAGE FROM country, countrylanguage WHERE Continent='OCEANIA' AND countrycode=code AND percentage=(SELECT MAX(percentage) FROM countrylanguage WHERE countrycode=code); </text:p>
      <text:p text:style-name="P3"/>
      <text:p text:style-name="P3"/>
      <text:p text:style-name="P3"/>
      <text:p text:style-name="P3"><text:span text:style-name="T1">Listado del nombre de los países de Africa y Antartida que se hablan en ese país con su correspondiente porcentaje, para los países de los que no se tiene constancia de qué idiomas se hablan, deberá aparecer en la columna Language ‘Desconocido’ e igualmente en Percentage ‘Desconocido’. Repite la consulta para africanos, comprueba que funciona, entrega cualquiera de las dos.</text:span> </text:p>
      <text:p text:style-name="P3"/>
      <text:p text:style-name="P3">SELECT name,IFNULL(LANGUAGE,"desconocido"),IFNULL(PERCENTAGE,"desconocido ") FROM country LEFT JOIN countrylanguage ON code=countrycode WHERE Continent='ANTARCTICA'; </text:p>
      <text:p text:style-name="P3"/>
      <text:p text:style-name="P3"/>
      <text:p text:style-name="P3"/>
      <text:p text:style-name="P3"/>
      <text:p text:style-name="P4"><text:soft-page-break/>Media de población de las ciudades por cada país y el nombre del país (el nombre oficial, no el name en inglés) al que pertenece, que sean de Europa y que el nombre oficial del país, empiece por E. (Salen pocos registros y valores entre 200.000 y 300.000) </text:p>
      <text:p text:style-name="P3"/>
      <text:p text:style-name="P3">SELECT CITY.NAME,COUNTRY.LOCALNAME, AVG(CITY.POPULATION)MEDIA FROM CITY,COUNTRY WHERE CODE=COUNTRYCODE AND continent='EUROPE' AND localname LIKE 'E%' GROUP BY LOCALNAME; </text:p>
      <text:p text:style-name="P3"/>
      <text:p text:style-name="P3"/>
      <text:p text:style-name="P3"/>
      <text:p text:style-name="P4">Nombre de todos los países, junto al número de ciudades que aparecen en la base de datos de dicho país. Ordenado alfabéticamente por el nombre del país. ¿A que no te aparece ninguno con 0 ciudades? Modificalo para que sí aparezcan los países con 0 ciudades en la base de datos y un 0 en el conteo. (Busca la Antarctica, salen 0 ciudades, otros países tienen también 0) (Al ejecutar la consulta, aparecen Japón 248, China 363…) </text:p>
      <text:p text:style-name="P3"/>
      <text:p text:style-name="P3">SELECT name,(SELECT count(*) FROM city WHERE code=countrycode)AS ciudades FROM country ORDER BY Name ASC;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9T09:05:20.855000000</meta:creation-date>
    <dc:date>2024-02-09T09:13:09.453000000</dc:date>
    <meta:editing-duration>PT7M48S</meta:editing-duration>
    <meta:editing-cycles>1</meta:editing-cycles>
    <meta:document-statistic meta:table-count="0" meta:image-count="0" meta:object-count="0" meta:page-count="2" meta:paragraph-count="18" meta:word-count="424" meta:character-count="2816" meta:non-whitespace-character-count="2397"/>
    <meta:generator>LibreOffice/7.6.0.3$Windows_X86_64 LibreOffice_project/69edd8b8ebc41d00b4de3915dc82f8f0fc3b6265</meta:generator>
  </office:meta>
</office:document-meta>
</file>